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a2fc" officeooo:paragraph-rsid="0008a2fc"/>
    </style:style>
    <style:style style:name="P2" style:family="paragraph" style:parent-style-name="Standard">
      <style:text-properties officeooo:rsid="0008ce16" officeooo:paragraph-rsid="0008ce16"/>
    </style:style>
    <style:style style:name="P3" style:family="paragraph" style:parent-style-name="Standard">
      <style:text-properties fo:font-weight="bold" officeooo:rsid="0008ce16" officeooo:paragraph-rsid="0008ce16" style:font-weight-asian="bold" style:font-weight-complex="bold"/>
    </style:style>
    <style:style style:name="P4" style:family="paragraph" style:parent-style-name="Standard">
      <style:text-properties fo:font-weight="bold" officeooo:rsid="000a90ad" officeooo:paragraph-rsid="000a90ad" style:font-weight-asian="bold" style:font-weight-complex="bold"/>
    </style:style>
    <style:style style:name="P5" style:family="paragraph" style:parent-style-name="Standard">
      <style:text-properties fo:font-weight="bold" officeooo:rsid="000aac36" officeooo:paragraph-rsid="000aac36" style:font-weight-asian="bold" style:font-weight-complex="bold"/>
    </style:style>
    <style:style style:name="P6" style:family="paragraph" style:parent-style-name="Standard">
      <style:text-properties fo:font-weight="bold" officeooo:rsid="000f55c8" officeooo:paragraph-rsid="000f55c8" style:font-weight-asian="bold" style:font-weight-complex="bold"/>
    </style:style>
    <style:style style:name="P7" style:family="paragraph" style:parent-style-name="Standard">
      <style:text-properties fo:font-weight="bold" officeooo:rsid="00163d58" officeooo:paragraph-rsid="00163d58" style:font-weight-asian="bold" style:font-weight-complex="bold"/>
    </style:style>
    <style:style style:name="P8" style:family="paragraph" style:parent-style-name="Standard">
      <style:text-properties fo:font-weight="normal" officeooo:rsid="0008ce16" officeooo:paragraph-rsid="0008ce16" style:font-weight-asian="normal" style:font-weight-complex="normal"/>
    </style:style>
    <style:style style:name="P9" style:family="paragraph" style:parent-style-name="Standard">
      <style:text-properties fo:font-weight="normal" officeooo:rsid="000a90ad" officeooo:paragraph-rsid="0008ce16" style:font-weight-asian="normal" style:font-weight-complex="normal"/>
    </style:style>
    <style:style style:name="P10" style:family="paragraph" style:parent-style-name="Standard">
      <style:text-properties fo:font-weight="normal" officeooo:rsid="000a90ad" officeooo:paragraph-rsid="000a90ad" style:font-weight-asian="normal" style:font-weight-complex="normal"/>
    </style:style>
    <style:style style:name="P11" style:family="paragraph" style:parent-style-name="Standard">
      <style:text-properties fo:font-weight="normal" officeooo:rsid="000aac36" officeooo:paragraph-rsid="000aac36" style:font-weight-asian="normal" style:font-weight-complex="normal"/>
    </style:style>
    <style:style style:name="P12" style:family="paragraph" style:parent-style-name="Standard">
      <style:text-properties fo:font-weight="normal" officeooo:rsid="000c4426" officeooo:paragraph-rsid="000c4426" style:font-weight-asian="normal" style:font-weight-complex="normal"/>
    </style:style>
    <style:style style:name="P13" style:family="paragraph" style:parent-style-name="Standard">
      <style:text-properties fo:font-weight="normal" officeooo:rsid="000e13d0" officeooo:paragraph-rsid="000e13d0" style:font-weight-asian="normal" style:font-weight-complex="normal"/>
    </style:style>
    <style:style style:name="P14" style:family="paragraph" style:parent-style-name="Standard">
      <style:text-properties fo:font-weight="normal" officeooo:rsid="000f55c8" officeooo:paragraph-rsid="000f55c8" style:font-weight-asian="normal" style:font-weight-complex="normal"/>
    </style:style>
    <style:style style:name="P15" style:family="paragraph" style:parent-style-name="Standard">
      <style:text-properties fo:font-weight="normal" officeooo:rsid="001301ba" officeooo:paragraph-rsid="001301ba" style:font-weight-asian="normal" style:font-weight-complex="normal"/>
    </style:style>
    <style:style style:name="P16" style:family="paragraph" style:parent-style-name="Standard">
      <style:text-properties fo:font-weight="normal" officeooo:rsid="001301ba" officeooo:paragraph-rsid="0014704b" style:font-weight-asian="normal" style:font-weight-complex="normal"/>
    </style:style>
    <style:style style:name="P17" style:family="paragraph" style:parent-style-name="Standard">
      <style:text-properties fo:font-weight="normal" officeooo:rsid="0014704b" officeooo:paragraph-rsid="0014704b" style:font-weight-asian="normal" style:font-weight-complex="normal"/>
    </style:style>
    <style:style style:name="P18" style:family="paragraph" style:parent-style-name="Standard">
      <style:text-properties fo:font-weight="normal" officeooo:rsid="00163d58" officeooo:paragraph-rsid="00163d58" style:font-weight-asian="normal" style:font-weight-complex="normal"/>
    </style:style>
    <style:style style:name="P19" style:family="paragraph" style:parent-style-name="Standard">
      <style:text-properties fo:font-weight="normal" officeooo:rsid="00178450" officeooo:paragraph-rsid="00178450" style:font-weight-asian="normal" style:font-weight-complex="normal"/>
    </style:style>
    <style:style style:name="P20" style:family="paragraph" style:parent-style-name="Standard">
      <style:text-properties fo:font-weight="normal" officeooo:rsid="001886e0" officeooo:paragraph-rsid="001886e0" style:font-weight-asian="normal" style:font-weight-complex="normal"/>
    </style:style>
    <style:style style:name="P21" style:family="paragraph" style:parent-style-name="Standard">
      <style:text-properties fo:font-weight="normal" officeooo:rsid="0019f82c" officeooo:paragraph-rsid="0019f82c" style:font-weight-asian="normal" style:font-weight-complex="normal"/>
    </style:style>
    <style:style style:name="P22" style:family="paragraph" style:parent-style-name="Standard">
      <style:text-properties fo:font-weight="normal" officeooo:rsid="001a7082" officeooo:paragraph-rsid="001a7082" style:font-weight-asian="normal" style:font-weight-complex="normal"/>
    </style:style>
    <style:style style:name="P23" style:family="paragraph" style:parent-style-name="Standard">
      <style:text-properties officeooo:rsid="0008ce16" officeooo:paragraph-rsid="0008ce16"/>
    </style:style>
    <style:style style:name="P24" style:family="paragraph" style:parent-style-name="Standard">
      <style:text-properties fo:font-weight="normal" officeooo:rsid="000c4426" officeooo:paragraph-rsid="000c4426" style:font-weight-asian="normal" style:font-weight-complex="normal"/>
    </style:style>
    <style:style style:name="P25" style:family="paragraph" style:parent-style-name="Standard">
      <style:text-properties officeooo:paragraph-rsid="0014704b"/>
    </style:style>
    <style:style style:name="T1" style:family="text">
      <style:text-properties officeooo:rsid="0008ce16"/>
    </style:style>
    <style:style style:name="T2" style:family="text">
      <style:text-properties officeooo:rsid="000aac36"/>
    </style:style>
    <style:style style:name="T3" style:family="text">
      <style:text-properties officeooo:rsid="0012c1b9"/>
    </style:style>
    <style:style style:name="T4" style:family="text">
      <style:text-properties officeooo:rsid="001301ba"/>
    </style:style>
    <style:style style:name="T5" style:family="text">
      <style:text-properties officeooo:rsid="0014704b"/>
    </style:style>
    <style:style style:name="T6" style:family="text">
      <style:text-properties officeooo:rsid="0016ecf8"/>
    </style:style>
    <style:style style:name="T7" style:family="text">
      <style:text-properties officeooo:rsid="0017671c"/>
    </style:style>
    <style:style style:name="T8" style:family="text">
      <style:text-properties officeooo:rsid="0019f82c"/>
    </style:style>
    <style:style style:name="T9" style:family="text">
      <style:text-properties officeooo:rsid="001a7082"/>
    </style:style>
    <style:style style:name="T10" style:family="text">
      <style:text-properties officeooo:rsid="001c4fe4"/>
    </style:style>
    <style:style style:name="T11" style:family="text">
      <style:text-properties officeooo:rsid="001c9360"/>
    </style:style>
    <style:style style:name="T12" style:family="text">
      <style:text-properties officeooo:rsid="001cc990"/>
    </style:style>
    <style:style style:name="T13" style:family="text">
      <style:text-properties officeooo:rsid="001e36b7"/>
    </style:style>
    <style:style style:name="T14" style:family="text">
      <style:text-properties officeooo:rsid="002094f0"/>
    </style:style>
    <style:style style:name="T15" style:family="text">
      <style:text-properties officeooo:rsid="00220b5f"/>
    </style:style>
    <style:style style:name="T16" style:family="text">
      <style:text-properties officeooo:rsid="0023cddb"/>
    </style:style>
    <style:style style:name="T17" style:family="text">
      <style:text-properties officeooo:rsid="00247762"/>
    </style:style>
    <style:style style:name="T18" style:family="text">
      <style:text-properties fo:font-weight="normal" officeooo:rsid="001301ba" style:font-weight-asian="normal" style:font-weight-complex="normal"/>
    </style:style>
    <style:style style:name="T19" style:family="text">
      <style:text-properties fo:font-weight="normal" officeooo:rsid="0014704b" style:font-weight-asian="normal" style:font-weight-complex="normal"/>
    </style:style>
    <style:style style:name="T20" style:family="text">
      <style:text-properties fo:font-weight="normal" officeooo:rsid="0023cddb" style:font-weight-asian="normal" style:font-weight-complex="normal"/>
    </style:style>
    <style:style style:name="T21" style:family="text">
      <style:text-properties fo:font-weight="normal" officeooo:rsid="00247762" style:font-weight-asian="normal" style:font-weight-complex="normal"/>
    </style:style>
    <style:style style:name="T22" style:family="text">
      <style:text-properties officeooo:rsid="0024dc37"/>
    </style:style>
    <style:style style:name="T23" style:family="text">
      <style:text-properties officeooo:rsid="0026cd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Quali dei seguenti aspetti non e’ compreso nella definizione di intelligenza artificiale?</text:p>
      <text:p text:style-name="P1"><text:tab/>Agire lucidamente</text:p>
      <text:p text:style-name="P1"/>
      <text:p text:style-name="P1">2. L’introspezione fa parte …</text:p>
      <text:p text:style-name="P1"><text:tab/>dell’approccio della modellazione cognitiva</text:p>
      <text:p text:style-name="P1"/>
      <text:p text:style-name="P1">3. Nel gioco delle imitazioni, l’obiettivo del giocatore umano B e’ quello di</text:p>
      <text:p text:style-name="P1"><text:tab/>Aiutare l’interrogante nella corretta identificazione della macchina</text:p>
      <text:p text:style-name="P1"/>
      <text:p text:style-name="P1">4. In origine, il pensiero corretto veniva codificato tramite</text:p>
      <text:p text:style-name="P1"><text:tab/>sillogismi aristotelici</text:p>
      <text:p text:style-name="P1"/>
      <text:p text:style-name="P1">5. Fornire una descrizione completa di intelligenza artificiale</text:p>
      <text:p text:style-name="P1"><text:tab/>La disciplina che si occupa di creare macchine capaci di imitare il pensiero razionale e di <text:tab/>agire autonomamente</text:p>
      <text:p text:style-name="P1"/>
      <text:p text:style-name="P1">6. Descrivere il ruolo della psicologia cognitiva all’interno dell’Intelligenza Artificiale</text:p>
      <text:p text:style-name="P1"><text:tab/>Craik fu il primo a parlare di psicologia cognitiva nell’ambito delle IA, faceva notare che <text:tab/>tramite un modello in scala il sistema sarebbe stato capace di analizzare le sue azioni e <text:tab/>scegliere la migliore basandosi su diversi parametri, tra i quali la conoscenza <text:tab/>precedentemente acquisita.</text:p>
      <text:p text:style-name="P1"/>
      <text:p text:style-name="P1">7. Descrivere il test di Turing</text:p>
      <text:p text:style-name="P1"><text:tab/>Durante il test di Turing si ha un intervistatore e due soggetti A e B, A sara’ la macchina che <text:tab/>deve far credere di essere un umano ingannando l’intervistatore, B invece dovra’ aiutare <text:tab/>l’intervistatore a capire che A e’ una macchina. <text:span text:style-name="T1">Se in una certa percentuale di volte la <text:tab/>macchina sara’ in grado di ingannare l’intervistatore, allora questa dovra’ essere considerata <text:tab/>intelligente.</text:span></text:p>
      <text:p text:style-name="P2"/>
      <text:p text:style-name="P2">8. Descrivere i modelli di rappresentazione del cervello umano</text:p>
      <text:p text:style-name="P2"><text:tab/><text:span text:style-name="T13">Introspezione, ovvero la capacita’ di analizzare un flusso interno di pensieri</text:span></text:p>
      <text:p text:style-name="P2"><text:tab/><text:span text:style-name="T13">Sperimentazione psicologica, la capacita’ di osservare pensieri, stimoli ed azioni di una <text:tab/>persona in azione</text:span></text:p>
      <text:p text:style-name="P2"><text:tab/><text:span text:style-name="T13">Imaging Cerebrale, osservazione del cervello in azione, cosi’ da poter intuire i meccanismi <text:tab/>nervosi e trarne delle conclusioni</text:span></text:p>
      <text:p text:style-name="P2"/>
      <text:p text:style-name="P3">FORMULAZIONE DI PROBLEMI</text:p>
      <text:p text:style-name="P3"/>
      <text:p text:style-name="P8">1. Un agente basato su obiettivi possiede le seguenti caratteristiche</text:p>
      <text:p text:style-name="P8"><text:tab/>Si basa su una rappresentazione atomica degli stati del mondo</text:p>
      <text:p text:style-name="P8"><text:tab/>Non conosce la rappresentazione interna di uno stato</text:p>
      <text:p text:style-name="P8"/>
      <text:p text:style-name="P8">2. Ambiente deterministico e osservabile, quali caratteristiche NON sono valide?</text:p>
      <text:p text:style-name="P8"><text:tab/>A partire da uno stato, il numero di azioni e’ finito</text:p>
      <text:p text:style-name="P8"><text:tab/>L’agente sapra’ sempre quali stati saranno raggiunti da ciascuna azione</text:p>
      <text:p text:style-name="P8"/>
      <text:p text:style-name="P8">3. Un modello di transizione descrive</text:p>
      <text:p text:style-name="P8"><text:tab/>Il risultato di ogni azione attuabile dall’agente</text:p>
      <text:p text:style-name="P8"/>
      <text:p text:style-name="P8">4. Un’astrazione e’ valida se</text:p>
      <text:p text:style-name="P8"><text:tab/>Possiamo espandere ogni soluzione astratta in una soluzione del mondo piu’ dettagliata</text:p>
      <text:p text:style-name="P8"/>
      <text:p text:style-name="P8"><text:soft-page-break/>5. Nella formulazione di un problema, un cammino ciclico e’</text:p>
      <text:p text:style-name="P8"><text:tab/>Un particolare cammino ridondante</text:p>
      <text:p text:style-name="P8"><text:tab/>Un cammino che contiene piu’ copie di uno stesso stato</text:p>
      <text:p text:style-name="P8"/>
      <text:p text:style-name="P8">6. Descrivere i componenti di un problema</text:p>
      <text:p text:style-name="P8"><text:tab/>Stato iniziale: Punto di partenza del problema</text:p>
      <text:p text:style-name="P8"><text:tab/>Azioni: Set di azioni che possono essere eseguite a partire da uno stato</text:p>
      <text:p text:style-name="P8"><text:tab/>Modello di transizione: Risultato di ogni azione attuabile</text:p>
      <text:p text:style-name="P8"><text:tab/>Test obiettivo: Ci dice se abbiamo raggiunto lo stato obiettivo</text:p>
      <text:p text:style-name="P8"><text:tab/>Costo di cammino: Costo numerico per gli spostamenti tra stati</text:p>
      <text:p text:style-name="P8"/>
      <text:p text:style-name="P8">7. Descrivere il processo di ricerca</text:p>
      <text:p text:style-name="P9"><text:tab/>La ricerca puo’ essere informata o non informata. La ricerca non informata e’ piu’ semplice, <text:tab/>tutto cio’ che questi algoritmi possono fare e’ generare successori in un albero di ricerca e <text:tab/>distinguere gli stati obiettivo dagli altri.</text:p>
      <text:p text:style-name="P9"><text:tab/>La ricerca informata invece sfrutta conoscenze specifiche del problema per essere piu’ <text:tab/>efficiente.</text:p>
      <text:p text:style-name="P9"><text:tab/>In generale il processo di ricerca analizza un grafo di ricerca, espandendo i suoi livelli <text:tab/>mediante una certa strategia finche’ non si raggiungono dei criteri di soddisfazione della <text:tab/>ricerca.</text:p>
      <text:p text:style-name="P9"/>
      <text:p text:style-name="P10">8. Descrivere i principali passi di un semplice agente risolutore di problemi</text:p>
      <text:p text:style-name="P10"><text:tab/>Un agente risolutore di problemi e’ un agente ad obiettivi che cerca di massimizzare la <text:tab/>chance di risolvere il problema assegnatogli e di trovare una soluzione quanto piu’ vicina <text:tab/>possibile <text:s/>all’ottimo.</text:p>
      <text:p text:style-name="P10"><text:tab/>Formulazione del problema, ricerca tramite l’algoritmo selezionato ed esecuzione.</text:p>
      <text:p text:style-name="P10"/>
      <text:p text:style-name="P4">RICERCA NON INFORMATA</text:p>
      <text:p text:style-name="P4"/>
      <text:p text:style-name="P10">1. Quale delle seguenti definizioni meglio esprime il concetto di ricerca in profondita’?</text:p>
      <text:p text:style-name="P10"><text:tab/>Strategia di ricerca in cui viene sempre espanso prima il nodo piu’ profondo nella frontiera <text:tab/>corrente dell’albero di ricerca.</text:p>
      <text:p text:style-name="P10"/>
      <text:p text:style-name="P10">2. Il principale vantaggio di una strategia di ricerca bidirezionale e’</text:p>
      <text:p text:style-name="P10"><text:tab/>La minore complessita’ spaziale rispetto ad altri algoritmi di ricerca non informata</text:p>
      <text:p text:style-name="P10"/>
      <text:p text:style-name="P10">3. Definire il concetto di ricerca ad approfondimento iterativo</text:p>
      <text:p text:style-name="P10"><text:tab/>Una strategia di ricerca <text:span text:style-name="T2">esattamente identica alla ricerca in ampiezza, che pero’ aumenta di 1 <text:tab/>il livello di profondita’ dell’esplorazione ad ogni iterazione fino al raggiungimento del primo <text:tab/>stato obiettivo.</text:span></text:p>
      <text:p text:style-name="P10"/>
      <text:p text:style-name="P11">4. Descrivere le principali strutture dati necessarie per la formulazione di un algoritmo di ricerca</text:p>
      <text:p text:style-name="P11"><text:tab/>Abbiamo bisogno dello stato degli spazi a cui corrisponde il nodo, un nodo padre che ci <text:tab/>ricorda chi ha generato il nodo corrente, l’azione applicata al padre per generare il nodo <text:tab/>figlio e il costo del cammino per passare dallo stato iniziale al nodo.</text:p>
      <text:p text:style-name="P11"><text:tab/></text:p>
      <text:p text:style-name="P11">5. Discutere delle prestazioni della ricerca in ampiezza</text:p>
      <text:p text:style-name="P11"><text:tab/>Completezza: l’algoritmo e’ completo, se una soluzione esiste questa verra’ identificata</text:p>
      <text:p text:style-name="P11"><text:tab/>Ottimalita’: Se il costo di cammino e’ una funzione monotona crescente, allora e’ ottimo. <text:tab/>Piu’ in generale pero’ restituisce la prima soluzione trovata e non necessariamente quella <text:tab/>ottima.</text:p>
      <text:p text:style-name="P11"><text:soft-page-break/><text:tab/>Complessita’ temporale: Nel caso pessimo l’obiettivo e’ l’ultimo ad essere analizzato, quindi <text:tab/>O(b^d)</text:p>
      <text:p text:style-name="P11"><text:tab/>Complessita’ spaziale: Deve tenere tutto in memoria, quindi O(b^d)</text:p>
      <text:p text:style-name="P11"/>
      <text:p text:style-name="P11">6. Riportare le espansioni dei nodi effettuate da un algoritmo di ricerca in profondita’</text:p>
      <text:p text:style-name="P11"><text:tab/>Rimnicu Vilcea, Pitesti, Bucharest e poi torna indietro per fare Fagaras, Bucharest</text:p>
      <text:p text:style-name="P11"/>
      <text:p text:style-name="P11"/>
      <text:p text:style-name="P5">RICERCA INFORMATA</text:p>
      <text:p text:style-name="P5"/>
      <text:p text:style-name="P11"/>
      <text:p text:style-name="P12">1. La ricerca best-first e’ molto simile alla ricerca a costo uniforme, perche’?</text:p>
      <text:p text:style-name="P12"><text:tab/>Un nodo viene espanso sulla base del valore costo stimato piu’ alto rispetto al valore di costo <text:tab/>effettivo piu’ alto.</text:p>
      <text:p text:style-name="P12"><text:tab/>La frontiera e’ memorizzata in una coda ordinata per costo stimato rispetto a quello di <text:tab/>cammino.</text:p>
      <text:p text:style-name="P12"/>
      <text:p text:style-name="P12">2. In qualche condizione l’algoritmo A* risulta essere ottimale?</text:p>
      <text:p text:style-name="P12"><text:tab/>L’euristica h(n) deve essere sia ammissibile che consistente.</text:p>
      <text:p text:style-name="P12"><text:tab/><text:span text:style-name="T14">L’euristica e’ ammissibile se non stima per eccesso il costo del cammino. E’ consistente se il <text:tab/>costo per andare dal nodo padre al nodo figlio e’ minore del costo per andare dal padre al <text:tab/>nodo obiettivo.</text:span></text:p>
      <text:p text:style-name="P12"/>
      <text:p text:style-name="P12">3. In qualche condizione l’algoritmo SMA* risulta essere sia completo che ottimale?</text:p>
      <text:p text:style-name="P12"><text:tab/>Quando la soluzione e’ raggiungibile</text:p>
      <text:p text:style-name="P12"><text:tab/>Quando la soluzione raggiungibile e’ ottima.</text:p>
      <text:p text:style-name="P12"/>
      <text:p text:style-name="P12">4. L’algoritmo best-first greedy</text:p>
      <text:p text:style-name="P12"><text:tab/>espande sempre il nodo piu’ vicino all’obiettivo</text:p>
      <text:p text:style-name="P12"/>
      <text:p text:style-name="P12">5. Descrivere le caratteristiche dell’algoritmo di ricerca A*, specialmente in termini di funzione euristica</text:p>
      <text:p text:style-name="P12"><text:tab/>Si hanno due funzioni, g(n) che descrive il costo per arrivare dal nodo corrente al nodo in <text:tab/>esame e h(n), ovvero il costo stimato dal nodo n a quello obiettivo, ad ogni nodo verra’ <text:tab/>quindi <text:tab/>assegnata una funzione di valutazione f(n) = g(n) + h(n) e l’algoritmo scegliera’ di <text:tab/>espandere quello con la funzione di valutazione di valore piu’ basso se si cerca il <text:tab/>percorso minore.</text:p>
      <text:p text:style-name="P12"/>
      <text:p text:style-name="P13">6. Descrivere le caratteristiche della Beam Search, indicando le criticita’ che non la rendono ne completa ne’ ottimale</text:p>
      <text:p text:style-name="P13"><text:tab/>La beam search e’ una variante della best-first che conserva in memoria soltanto i k nodi piu’ </text:p>
      <text:p text:style-name="P13"><text:tab/>promettenti, a seconda della dimensione del raggio scelto, all’algoritmo potrebbe non essere <text:tab/>possibile trovare la soluzione <text:s/>con il percorso ottimale o, peggio, alcuna soluzione.</text:p>
      <text:p text:style-name="P13"/>
      <text:p text:style-name="P13">7. <text:s/>Quali sono le differenze tra l’algoritmo ad approfondimento iterativo standard e la IDA*?</text:p>
      <text:p text:style-name="P13"><text:tab/>Nell’approfondimento iterativo classico il valore di taglio e’ incrementato di 1 ad ogni <text:tab/>iterazione. In IDA* il valore di taglio e’ rappresentato dall’f-costo minimo dell’iterazione <text:tab/>precedente.</text:p>
      <text:p text:style-name="P13"/>
      <text:p text:style-name="P6">RICERCA LOCALE</text:p>
      <text:p text:style-name="P14"/>
      <text:p text:style-name="P14">1. Cos’e’ un algoritmo di ricerca locale?</text:p>
      <text:p text:style-name="P14"><text:soft-page-break/><text:tab/>Un algoritmo di miglioramento iterativo</text:p>
      <text:p text:style-name="P14"/>
      <text:p text:style-name="P14">2. Una struttura dei vicini e’ definita come</text:p>
      <text:p text:style-name="P14"><text:tab/>una funzione F che assegna ad ogni soluzione s dell’insieme di soluzioni S un insieme di <text:tab/>soluzioni N(s) sottoinsieme di S</text:p>
      <text:p text:style-name="P14"/>
      <text:p text:style-name="P14">3. Uno dei tipici problemi dell’algoritmo Hill-Climbing e’ rappresentato</text:p>
      <text:p text:style-name="P14"><text:tab/>Dalla presenza di plateau, ovvero una regione dello spazio dove gli stati vicini hanno tutti lo <text:tab/>stesso valore</text:p>
      <text:p text:style-name="P14"/>
      <text:p text:style-name="P14">4. Limitazione principale di Hill-Climbing con random walk</text:p>
      <text:p text:style-name="P14"><text:tab/>La lentezza con cui ambienti complessi vengono esplorati</text:p>
      <text:p text:style-name="P14"/>
      <text:p text:style-name="P14">5. Un ridge e’</text:p>
      <text:p text:style-name="P14"><text:tab/>una porzione dello spazio di ricerca che presenta una brusca variazione</text:p>
      <text:p text:style-name="P14"/>
      <text:p text:style-name="P14">6. Quale delle seguenti affermazioni sugli algoritmi di ricerca locale e’ falsa?</text:p>
      <text:p text:style-name="P14"><text:tab/>Gli algoritmi di ricerca locale non possono essere generalmente applicati in problemi con <text:tab/>spazio degli stati grandi/infiniti</text:p>
      <text:p text:style-name="P14"/>
      <text:p text:style-name="P14">7. Un algoritmo genetico e’</text:p>
      <text:p text:style-name="P14"><text:tab/>Una meta-euristica con la quale poter definire algoritmi di ricerca</text:p>
      <text:p text:style-name="P14"/>
      <text:p text:style-name="P14">8. Quale delle seguenti meglio riflette la definizione di Roulette Wheel Selection?</text:p>
      <text:p text:style-name="P14"><text:tab/>Gli individui della popolazione ricevono una probabilita’ di selezione pari al valore della <text:tab/>loro fitness relativa all’intera popolazione</text:p>
      <text:p text:style-name="P14"/>
      <text:p text:style-name="P14">9. Quale delle seguenti meglio riflette la definizione di mutazione nel contesto degli algoritmi genetici?</text:p>
      <text:p text:style-name="P14"><text:tab/>La mutazione e’ una variazione arbitraria di uno o piu’ geni di un individuo</text:p>
      <text:p text:style-name="P14"/>
      <text:p text:style-name="P14">10. Quale delle seguenti meglio riflette la definizione di Elitism?</text:p>
      <text:p text:style-name="P14"><text:tab/>Una tecnica che consente ai migliori individui di una popolazione di sopravvivere e di essere <text:tab/>portati nella generazione successiva di un algoritmo genetico</text:p>
      <text:p text:style-name="P14"/>
      <text:p text:style-name="P14">14. La ricerca local beam</text:p>
      <text:p text:style-name="P14"><text:tab/>sceglie k successori in maniera casuale rispetto a scegliere i k successori migliori</text:p>
      <text:p text:style-name="P14"/>
      <text:p text:style-name="P14">15. Descrivere le principali differenze tra algoritmi di ricerca tradizionali e algoritmi di ricerca locali</text:p>
      <text:p text:style-name="P14"><text:tab/><text:span text:style-name="T3">Gli algoritmi di ricerca tradizionali </text:span><text:span text:style-name="T4">devono tenere in considerazione il cammino che porta ad <text:tab/>uno stato obiettivo cercando di trovare quello migliore, gli algoritmi di ricerca locale <text:tab/>ignorano il cammino che porta all’obiettivo. Tengono in memoria solo lo stato corrente e <text:tab/>tentano di migliorarlo, gli algoritmi di ricerca locale non hanno un test obiettivo ma una <text:tab/>funzione obiettivo che indica quanto la ricerca sta migliorando</text:span></text:p>
      <text:p text:style-name="P14"/>
      <text:p text:style-name="P15">16. Definire il concetto di struttura dei vicini</text:p>
      <text:p text:style-name="P15"><text:tab/>Una funzione F che assegna a ogni soluzione s dell’insieme delle soluzioni S un insieme di <text:tab/>soluzioni N(s) sottoinsieme di S.</text:p>
      <text:p text:style-name="P15"/>
      <text:p text:style-name="P17">17. Elaborar<text:span text:style-name="T15">e </text:span>sui principali vantaggi e svantaggi degli algoritmi genetici</text:p>
      <text:p text:style-name="P17"><text:tab/>Vantaggi: veloci, possibilita’ di parallelizzazione dell’elaborazione, semplici da sviluppare</text:p>
      <text:p text:style-name="P17"><text:soft-page-break/><text:tab/>Svantaggi: Risultati poco prevedibili, moltissimi cicli di calcolo, difficolta’ nella codifica <text:tab/>degli individui</text:p>
      <text:p text:style-name="P15"/>
      <text:p text:style-name="P15">18. Definire il processo generale di definizione di un algoritmo genetico</text:p>
      <text:p text:style-name="P15"><text:tab/>Un algoritmo genetico e’ composto da 3 operazioni: Selezione, Crossover, Mutazione</text:p>
      <text:p text:style-name="P15"><text:tab/>La selezione si occupa di selezionare i milgliori individui di una generazione, il crossover </text:p>
      <text:p text:style-name="P15"><text:tab/>dovra’ occuparsi di incrociare gli individui selezionati per crearne di nuovi e la mutazione </text:p>
      <text:p text:style-name="P15"><text:tab/>servira’ ad esplorare, con una probabilita’ molto piccola, aree nuove dello spazio delle <text:tab/>soluzioni.</text:p>
      <text:p text:style-name="P15"/>
      <text:p text:style-name="P25"><text:span text:style-name="T18">1</text:span><text:span text:style-name="T19">9</text:span><text:span text:style-name="T18">. Descrivere due algoritmi di mutazione a</text:span><text:span text:style-name="T20">p</text:span><text:span text:style-name="T18">plicabili nel contesto di un algoritmo genetico in cui gli individui hanno una codifica in forma di stringa di </text:span><text:span text:style-name="T21">interi</text:span></text:p>
      <text:p text:style-name="P16"><text:tab/>Uno potrebbe essere un digits-permutation che applica una permutazione su n cifre</text:p>
      <text:p text:style-name="P16"><text:tab/>il secondo potrebbe essere un digits-swap, che prende due cifre e le scambia</text:p>
      <text:p text:style-name="P16"/>
      <text:p text:style-name="P17">20. Descrivere il concetto di fronte di Pareto nel contesto di algoritmi genetici multi-obiettivo</text:p>
      <text:p text:style-name="P17"><text:tab/>Nelle soluzioni trovate dai problemi multi-obiettivo ce ne possono essere alcune migliori, <text:tab/>che trovano un buon compromesso per tutte le funzioni di valutazione, e alcune peggiori <text:tab/>poiche’ massimizzano/minimizzano una certa funzione piu’ di altre. In questo contesto <text:tab/>possono esserci soluzioni dominanti rispetto ad altre, una soluzione dominante e’ una <text:tab/>soluzione che:</text:p>
      <text:p text:style-name="P17"><text:tab/><text:tab/>1 – Non e’ peggiore di TUTTE le altre soluzioni</text:p>
      <text:p text:style-name="P17"><text:tab/><text:tab/>2 - E’ migliore delle altre per almeno una funzione di valutazione</text:p>
      <text:p text:style-name="P17"><text:tab/>L’insieme delle soluzioni dominanti e’ detta fronte di Pareto</text:p>
      <text:p text:style-name="P17"/>
      <text:p text:style-name="P7">RICERCA CON AVVERSARI</text:p>
      <text:p text:style-name="P7"/>
      <text:p text:style-name="P18">1. In un gioco a somma zero</text:p>
      <text:p text:style-name="P18"><text:tab/>I valori di utilita’ sono sempre uguali ma di segno opposto</text:p>
      <text:p text:style-name="P18"/>
      <text:p text:style-name="P18">2. Quale delle seguenti affermazioni relative agli alberi di gioco e’ vera?</text:p>
      <text:p text:style-name="P18"><text:tab/>Sono costrutti semplici da rappresentare ma complessi da esplorare</text:p>
      <text:p text:style-name="P18"/>
      <text:p text:style-name="P18">3. <text:span text:style-name="T6">Quale delle seguenti riflette meglio la definizione di equilibrio di Nash?</text:span></text:p>
      <text:p text:style-name="P18"><text:tab/><text:span text:style-name="T6">L’equilibrio riflette una combinazione di strategie in cui ciascun giocatore effettua la <text:tab/>migliore scelta possibile sull</text:span><text:span text:style-name="T7">a </text:span><text:span text:style-name="T6">base delle aspettative di scelta dell’altro giocatore</text:span></text:p>
      <text:p text:style-name="P18"/>
      <text:p text:style-name="P19">4. Nella teoria dei giochi, un ottimo paretiano</text:p>
      <text:p text:style-name="P19"><text:tab/>E’ raggiunto in una situazione in cui non e’ possibile migliorare la condizione di un <text:tab/>giocatore senza peggiorare la condizione di un altro</text:p>
      <text:p text:style-name="P19"/>
      <text:p text:style-name="P20">5. Quale delle seguenti e’ una limitazione dell’algoritmo Minimax</text:p>
      <text:p text:style-name="P20"><text:tab/>L’eccessiva complessita’ temporale</text:p>
      <text:p text:style-name="P20"/>
      <text:p text:style-name="P20">6. Quale delle seguenti affermaz<text:span text:style-name="T22">i</text:span>oni relative alla potatura alfa-beta e’ falsa?</text:p>
      <text:p text:style-name="P20"><text:tab/>La potatura puo’ potare rami che influenzano la decisione finale</text:p>
      <text:p text:style-name="P20"/>
      <text:p text:style-name="P20">7. L’applicazione di un algorimo di ricerca ad approfondimento iterativo alla potatura alfa-beta</text:p>
      <text:p text:style-name="P20"><text:tab/>Consente un ordinamento dinamico delle mosse che la ricerca dovra’ eseguire</text:p>
      <text:p text:style-name="P20"/>
      <text:p text:style-name="P20">8. Quale delle seguenti affermazioni relative all’uso delle trasposizioni e’ vera?</text:p>
      <text:p text:style-name="P20"><text:tab/>Una trasposizione memorizza la valutazione di una configurazione</text:p>
      <text:p text:style-name="P20"><text:soft-page-break/></text:p>
      <text:p text:style-name="P20">9. Descrivere il concetto di equilibrio di Nash e contestualizzarlo nel contesto del dilemma del prigioniero</text:p>
      <text:p text:style-name="P20"><text:tab/><text:span text:style-name="T8">L’equilibrio di Nash e’ una strategia per la quale ciascun giocatore effettua la scelta migliore </text:span></text:p>
      <text:p text:style-name="P20"><text:tab/><text:span text:style-name="T8">sulla base del fatto che l’avversario fara’ la scelta migliore </text:span><text:span text:style-name="T23">per se</text:span><text:span text:style-name="T8">. Nel dilemma del <text:tab/>prigioniero ogni prigioniero cerchera’ di minimizzare la sua pena, per cui la migliore scelta <text:tab/>sara’ quella di collaborare, visto che non facendolo si otterrebbe in entrambi i casi una <text:tab/>situazione peggiore per se stessi.</text:span></text:p>
      <text:p text:style-name="P20"/>
      <text:p text:style-name="P21">10. Analizzare le prestazioni dell’algoritmo Minimax in termini di completezza, ottimalita’, complessita’ spaziale e temporale</text:p>
      <text:p text:style-name="P21"><text:tab/><text:span text:style-name="T12">Completo se l’albero e’ finito, ottimo nel caso in cui l’avversario e’ ottimo, complessita’ <text:tab/>temporale O(b^m), complessita’ spaziale O(bm)</text:span></text:p>
      <text:p text:style-name="P21"/>
      <text:p text:style-name="P21">11. Descrivere il funzionamento dell’algoritmo Minimax con potatura alfa-beta</text:p>
      <text:p text:style-name="P21"><text:tab/><text:span text:style-name="T9">L’algoritmo comincia assegnando una valore basato sulla funzione di valutazione alle foglie <text:tab/>dell’albero, i due player faranno la scelta della mossa basandosi sul fatto che l’altro fara’ la <text:tab/>mossa migliore per i propri interessi. La potatura alfa-beta si applica all’algoritmo minimax <text:tab/>e permette di potare interi sottoalberi basandosi sul fatto che il player che vuole <text:tab/>massimizzare / minimizzare non indirizzera’ mai la propria scelta verso un ramo con <text:tab/>funzione di valutazione minore/maggiore di uno individuato precedentemente.</text:span></text:p>
      <text:p text:style-name="P21"/>
      <text:p text:style-name="P22">12. <text:span text:style-name="T10">Descrivere i principali metodi di ordinamento delle mosse, spiegando inoltre il vantaggio che questi portano alle prestazioni della potatura alfa-beta</text:span></text:p>
      <text:p text:style-name="P22"><text:tab/><text:span text:style-name="T10">Ordinando le mosse risulta piu’ rapido individure rami o interi sottoalberi non utili alla <text:tab/>ricerca. Questo migliora le prestazioni della potatura alfa-beta che non deve espandere nodi <text:tab/>che si potrebbero poi rilevare irrilevanti dal punto di vista di un giocatore. I</text:span><text:span text:style-name="T11">l principale <text:tab/>metodo di ordinamento e’ tramite tabella delle trasposizioni, ovvero la memorizzazione in <text:tab/>tabella di passi che portano alla stessa configurazione mediante cammini ciclici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5T15:55:37.879778341</meta:creation-date>
    <dc:date>2022-11-16T09:46:34.292442884</dc:date>
    <meta:editing-duration>PT2H15M12S</meta:editing-duration>
    <meta:editing-cycles>22</meta:editing-cycles>
    <meta:generator>LibreOffice/6.4.7.2$Linux_X86_64 LibreOffice_project/40$Build-2</meta:generator>
    <meta:document-statistic meta:table-count="0" meta:image-count="0" meta:object-count="0" meta:page-count="6" meta:paragraph-count="150" meta:word-count="2208" meta:character-count="14900" meta:non-whitespace-character-count="12676"/>
  </office:meta>
</office:document-meta>
</file>